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03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03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96年 3月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/>March - 2007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2">(</text:span><text:span text:style-name="T3">經認定</text:span><text:span text:style-name="T4">)</text:span><text:span text:style-name="T3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54559" calcext:value-type="float">
            <text:p><text:s/>454,559 </text:p>
          </table:table-cell>
          <table:table-cell table:style-name="ce28" office:value-type="float" office:value="2393" calcext:value-type="float">
            <text:p><text:s/>2,393 </text:p>
          </table:table-cell>
          <table:table-cell table:style-name="ce28" office:value-type="float" office:value="23345" calcext:value-type="float">
            <text:p><text:s/>23,345 </text:p>
          </table:table-cell>
          <table:table-cell table:style-name="ce28" office:value-type="float" office:value="9" calcext:value-type="float">
            <text:p><text:s/>9 </text:p>
          </table:table-cell>
          <table:table-cell table:style-name="ce28" office:value-type="float" office:value="422029" calcext:value-type="float">
            <text:p><text:s/>422,029 </text:p>
          </table:table-cell>
          <table:table-cell table:style-name="ce28" office:value-type="float" office:value="1071" calcext:value-type="float">
            <text:p><text:s/>1,071 </text:p>
          </table:table-cell>
          <table:table-cell table:style-name="ce28" office:value-type="float" office:value="4444" calcext:value-type="float">
            <text:p><text:s/>4,444 </text:p>
          </table:table-cell>
          <table:table-cell table:style-name="ce28" office:value-type="float" office:value="627" calcext:value-type="float">
            <text:p><text:s/>627 </text:p>
          </table:table-cell>
          <table:table-cell table:style-name="ce28" office:value-type="float" office:value="5427" calcext:value-type="float">
            <text:p><text:s/>5,427 </text:p>
          </table:table-cell>
          <table:table-cell table:style-name="ce28" office:value-type="float" office:value="4741" calcext:value-type="float">
            <text:p><text:s/>4,741 </text:p>
          </table:table-cell>
          <table:table-cell table:style-name="ce28" office:value-type="float" office:value="686" calcext:value-type="float">
            <text:p><text:s/>686 </text:p>
          </table:table-cell>
          <table:table-cell table:style-name="ce28" office:value-type="float" office:value="26" calcext:value-type="float">
            <text:p><text:s/>26 </text:p>
          </table:table-cell>
          <table:table-cell table:style-name="ce28" office:value-type="float" office:value="9" calcext:value-type="float">
            <text:p><text:s/>9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292152" calcext:value-type="float">
            <text:p><text:s/>292,152 </text:p>
          </table:table-cell>
          <table:table-cell table:style-name="ce28" office:value-type="float" office:value="1596" calcext:value-type="float">
            <text:p><text:s/>1,596 </text:p>
          </table:table-cell>
          <table:table-cell table:style-name="ce28" office:value-type="float" office:value="16669" calcext:value-type="float">
            <text:p><text:s/>16,669 </text:p>
          </table:table-cell>
          <table:table-cell table:style-name="ce28" office:value-type="float" office:value="9" calcext:value-type="float">
            <text:p><text:s/>9 </text:p>
          </table:table-cell>
          <table:table-cell table:style-name="ce28" office:value-type="float" office:value="268248" calcext:value-type="float">
            <text:p><text:s/>268,248 </text:p>
          </table:table-cell>
          <table:table-cell table:style-name="ce28" office:value-type="float" office:value="880" calcext:value-type="float">
            <text:p><text:s/>880 </text:p>
          </table:table-cell>
          <table:table-cell table:style-name="ce28" office:value-type="float" office:value="3426" calcext:value-type="float">
            <text:p><text:s/>3,426 </text:p>
          </table:table-cell>
          <table:table-cell table:style-name="ce28" office:value-type="float" office:value="376" calcext:value-type="float">
            <text:p><text:s/>376 </text:p>
          </table:table-cell>
          <table:table-cell table:style-name="ce28" office:value-type="float" office:value="4140" calcext:value-type="float">
            <text:p><text:s/>4,140 </text:p>
          </table:table-cell>
          <table:table-cell table:style-name="ce28" office:value-type="float" office:value="3809" calcext:value-type="float">
            <text:p><text:s/>3,809 </text:p>
          </table:table-cell>
          <table:table-cell table:style-name="ce28" office:value-type="float" office:value="331" calcext:value-type="float">
            <text:p><text:s/>331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33692" calcext:value-type="float">
            <text:p><text:s/>133,692 </text:p>
          </table:table-cell>
          <table:table-cell table:style-name="ce29" office:value-type="float" office:value="1122" calcext:value-type="float">
            <text:p><text:s/>1,12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28999" calcext:value-type="float">
            <text:p><text:s/>128,999 </text:p>
          </table:table-cell>
          <table:table-cell table:style-name="ce29" office:value-type="float" office:value="798" calcext:value-type="float">
            <text:p><text:s/>798 </text:p>
          </table:table-cell>
          <table:table-cell table:style-name="ce29" office:value-type="float" office:value="1869" calcext:value-type="float">
            <text:p><text:s/>1,869 </text:p>
          </table:table-cell>
          <table:table-cell table:style-name="ce29" office:value-type="float" office:value="182" calcext:value-type="float">
            <text:p><text:s/>182 </text:p>
          </table:table-cell>
          <table:table-cell table:style-name="ce29" office:value-type="float" office:value="2966" calcext:value-type="float">
            <text:p><text:s/>2,966 </text:p>
          </table:table-cell>
          <table:table-cell table:style-name="ce29" office:value-type="float" office:value="2824" calcext:value-type="float">
            <text:p><text:s/>2,824 </text:p>
          </table:table-cell>
          <table:table-cell table:style-name="ce29" office:value-type="float" office:value="142" calcext:value-type="float">
            <text:p><text:s/>142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144" calcext:value-type="float">
            <text:p><text:s/>2,144 </text:p>
          </table:table-cell>
          <table:table-cell table:style-name="ce29" office:value-type="float" office:value="18" calcext:value-type="float">
            <text:p><text:s/>18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64" calcext:value-type="float">
            <text:p><text:s/>464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13" calcext:value-type="float">
            <text:p><text:s/>13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9" calcext:value-type="float">
            <text:p><text:s/>19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31019" calcext:value-type="float">
            <text:p><text:s/>31,019 </text:p>
          </table:table-cell>
          <table:table-cell table:style-name="ce29" office:value-type="float" office:value="8" calcext:value-type="float">
            <text:p><text:s/>8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9944" calcext:value-type="float">
            <text:p><text:s/>29,94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4" calcext:value-type="float">
            <text:p><text:s/>22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25" calcext:value-type="float">
            <text:p><text:s/>125 </text:p>
          </table:table-cell>
          <table:table-cell table:style-name="ce29" office:value-type="float" office:value="117" calcext:value-type="float">
            <text:p><text:s/>117 </text:p>
          </table:table-cell>
          <table:table-cell table:style-name="ce29" office:value-type="float" office:value="8" calcext:value-type="float">
            <text:p><text:s/>8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155" calcext:value-type="float">
            <text:p><text:s/>3,155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973" calcext:value-type="float">
            <text:p><text:s/>1,97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4" calcext:value-type="float">
            <text:p><text:s/>34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39" calcext:value-type="float">
            <text:p><text:s/>39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900" calcext:value-type="float">
            <text:p><text:s/>900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893" calcext:value-type="float">
            <text:p><text:s/>893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3" calcext:value-type="float">
            <text:p><text:s/>3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573" calcext:value-type="float">
            <text:p><text:s/>6,573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312" calcext:value-type="float">
            <text:p><text:s/>5,312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29" calcext:value-type="float">
            <text:p><text:s/>29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105" calcext:value-type="float">
            <text:p><text:s/>10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457" calcext:value-type="float">
            <text:p><text:s/>4,457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164" calcext:value-type="float">
            <text:p><text:s/>4,16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30" calcext:value-type="float">
            <text:p><text:s/>30 </text:p>
          </table:table-cell>
          <table:table-cell table:style-name="ce29" office:value-type="float" office:value="28" calcext:value-type="float">
            <text:p><text:s/>28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57" calcext:value-type="float">
            <text:p><text:s/>1,657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19" calcext:value-type="float">
            <text:p><text:s/>1,51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23" calcext:value-type="float">
            <text:p><text:s/>23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1937" calcext:value-type="float">
            <text:p><text:s/>1,937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47" calcext:value-type="float">
            <text:p><text:s/>1,547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46" calcext:value-type="float">
            <text:p><text:s/>46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30" calcext:value-type="float">
            <text:p><text:s/>3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786" calcext:value-type="float">
            <text:p><text:s/>1,78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28" calcext:value-type="float">
            <text:p><text:s/>1,42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" calcext:value-type="float">
            <text:p><text:s/>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272" calcext:value-type="float">
            <text:p><text:s/>272 </text:p>
          </table:table-cell>
          <table:table-cell table:style-name="ce29" office:value-type="float" office:value="18" calcext:value-type="float">
            <text:p><text:s/>18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29" calcext:value-type="float">
            <text:p><text:s/>229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32" calcext:value-type="float">
            <text:p><text:s/>32 </text:p>
          </table:table-cell>
          <table:table-cell table:style-name="ce29" office:value-type="float" office:value="17" calcext:value-type="float">
            <text:p><text:s/>17 </text:p>
          </table:table-cell>
          <table:table-cell table:style-name="ce29" office:value-type="float" office:value="15" calcext:value-type="float">
            <text:p><text:s/>1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0243" calcext:value-type="float">
            <text:p><text:s/>10,243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710" calcext:value-type="float">
            <text:p><text:s/>9,71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60" calcext:value-type="float">
            <text:p><text:s/>26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0" calcext:value-type="float">
            <text:p><text:s/>110 </text:p>
          </table:table-cell>
          <table:table-cell table:style-name="ce29" office:value-type="float" office:value="104" calcext:value-type="float">
            <text:p><text:s/>104 </text:p>
          </table:table-cell>
          <table:table-cell table:style-name="ce29" office:value-type="float" office:value="6" calcext:value-type="float">
            <text:p><text:s/>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499" calcext:value-type="float">
            <text:p><text:s/>12,499 </text:p>
          </table:table-cell>
          <table:table-cell table:style-name="ce29" office:value-type="float" office:value="103" calcext:value-type="float">
            <text:p><text:s/>103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532" calcext:value-type="float">
            <text:p><text:s/>11,5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5" calcext:value-type="float">
            <text:p><text:s/>95 </text:p>
          </table:table-cell>
          <table:table-cell table:style-name="ce29" office:value-type="float" office:value="103" calcext:value-type="float">
            <text:p><text:s/>103 </text:p>
          </table:table-cell>
          <table:table-cell table:number-columns-repeated="2" table:style-name="ce29" office:value-type="float" office:value="17" calcext:value-type="float">
            <text:p><text:s/>1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90" calcext:value-type="float">
            <text:p><text:s/>390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90" calcext:value-type="float">
            <text:p><text:s/>390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7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146" calcext:value-type="float">
            <text:p><text:s/>2,146 </text:p>
          </table:table-cell>
          <table:table-cell table:style-name="ce29" office:value-type="float" office:value="15" calcext:value-type="float">
            <text:p><text:s/>1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018" calcext:value-type="float">
            <text:p><text:s/>2,01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4" calcext:value-type="float">
            <text:p><text:s/>9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9" calcext:value-type="float">
            <text:p><text:s/>49 </text:p>
          </table:table-cell>
          <table:table-cell table:style-name="ce29" office:value-type="float" office:value="34" calcext:value-type="float">
            <text:p><text:s/>34 </text:p>
          </table:table-cell>
          <table:table-cell table:style-name="ce29" office:value-type="float" office:value="15" calcext:value-type="float">
            <text:p><text:s/>1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5" calcext:value-type="float">
            <text:p><text:s/>5 </text:p>
          </table:table-cell>
          <table:table-cell table:style-name="ce29" office:value-type="float" office:value="7" calcext:value-type="float">
            <text:p><text:s/>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2" calcext:value-type="float">
            <text:p><text:s/>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5919" calcext:value-type="float">
            <text:p><text:s/>15,919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905" calcext:value-type="float">
            <text:p><text:s/>14,905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64" calcext:value-type="float">
            <text:p><text:s/>64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39" calcext:value-type="float">
            <text:p><text:s/>39 </text:p>
          </table:table-cell>
          <table:table-cell table:style-name="ce29" office:value-type="float" office:value="18" calcext:value-type="float">
            <text:p><text:s/>18 </text:p>
          </table:table-cell>
          <table:table-cell table:style-name="ce29" office:value-type="float" office:value="21" calcext:value-type="float">
            <text:p><text:s/>2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420" calcext:value-type="float">
            <text:p><text:s/>5,420 </text:p>
          </table:table-cell>
          <table:table-cell table:style-name="ce29" office:value-type="float" office:value="23" calcext:value-type="float">
            <text:p><text:s/>23 </text:p>
          </table:table-cell>
          <table:table-cell table:style-name="ce29" office:value-type="float" office:value="672" calcext:value-type="float">
            <text:p><text:s/>672 </text:p>
          </table:table-cell>
          <table:table-cell table:style-name="ce29" office:value-type="float" office:value="8" calcext:value-type="float">
            <text:p><text:s/>8 </text:p>
          </table:table-cell>
          <table:table-cell table:style-name="ce29" office:value-type="float" office:value="4690" calcext:value-type="float">
            <text:p><text:s/>4,690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33" calcext:value-type="float">
            <text:p><text:s/>33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30" calcext:value-type="float">
            <text:p><text:s/>30 </text:p>
          </table:table-cell>
          <table:table-cell table:style-name="ce29" office:value-type="float" office:value="25" calcext:value-type="float">
            <text:p><text:s/>25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25054" calcext:value-type="float">
            <text:p><text:s/>25,054 </text:p>
          </table:table-cell>
          <table:table-cell table:style-name="ce29" office:value-type="float" office:value="188" calcext:value-type="float">
            <text:p><text:s/>188 </text:p>
          </table:table-cell>
          <table:table-cell table:style-name="ce29" office:value-type="float" office:value="1274" calcext:value-type="float">
            <text:p><text:s/>1,27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985" calcext:value-type="float">
            <text:p><text:s/>22,985 </text:p>
          </table:table-cell>
          <table:table-cell table:style-name="ce29" office:value-type="float" office:value="41" calcext:value-type="float">
            <text:p><text:s/>41 </text:p>
          </table:table-cell>
          <table:table-cell table:style-name="ce29" office:value-type="float" office:value="461" calcext:value-type="float">
            <text:p><text:s/>461 </text:p>
          </table:table-cell>
          <table:table-cell table:style-name="ce29" office:value-type="float" office:value="33" calcext:value-type="float">
            <text:p><text:s/>33 </text:p>
          </table:table-cell>
          <table:table-cell table:style-name="ce29" office:value-type="float" office:value="448" calcext:value-type="float">
            <text:p><text:s/>448 </text:p>
          </table:table-cell>
          <table:table-cell table:style-name="ce29" office:value-type="float" office:value="334" calcext:value-type="float">
            <text:p><text:s/>334 </text:p>
          </table:table-cell>
          <table:table-cell table:style-name="ce29" office:value-type="float" office:value="114" calcext:value-type="float">
            <text:p><text:s/>11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339" calcext:value-type="float">
            <text:p><text:s/>15,339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3521" calcext:value-type="float">
            <text:p><text:s/>3,521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1766" calcext:value-type="float">
            <text:p><text:s/>11,76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" calcext:value-type="float">
            <text:p><text:s/>22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30" calcext:value-type="float">
            <text:p><text:s/>3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7545" calcext:value-type="float">
            <text:p><text:s/>17,545 </text:p>
          </table:table-cell>
          <table:table-cell table:style-name="ce29" office:value-type="float" office:value="33" calcext:value-type="float">
            <text:p><text:s/>33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3780" calcext:value-type="float">
            <text:p><text:s/>13,780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14" calcext:value-type="float">
            <text:p><text:s/>114 </text:p>
          </table:table-cell>
          <table:table-cell table:style-name="ce29" office:value-type="float" office:value="31" calcext:value-type="float">
            <text:p><text:s/>31 </text:p>
          </table:table-cell>
          <table:table-cell table:number-columns-repeated="2" table:style-name="ce29" office:value-type="float" office:value="42" calcext:value-type="float">
            <text:p><text:s/>4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7615" calcext:value-type="float">
            <text:p><text:s/>77,615 </text:p>
          </table:table-cell>
          <table:table-cell table:style-name="ce28" office:value-type="float" office:value="381" calcext:value-type="float">
            <text:p><text:s/>381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70257" calcext:value-type="float">
            <text:p><text:s/>70,257 </text:p>
          </table:table-cell>
          <table:table-cell table:style-name="ce28" office:value-type="float" office:value="114" calcext:value-type="float">
            <text:p><text:s/>114 </text:p>
          </table:table-cell>
          <table:table-cell table:style-name="ce28" office:value-type="float" office:value="337" calcext:value-type="float">
            <text:p><text:s/>337 </text:p>
          </table:table-cell>
          <table:table-cell table:style-name="ce28" office:value-type="float" office:value="117" calcext:value-type="float">
            <text:p><text:s/>117 </text:p>
          </table:table-cell>
          <table:table-cell table:style-name="ce28" office:value-type="float" office:value="495" calcext:value-type="float">
            <text:p><text:s/>495 </text:p>
          </table:table-cell>
          <table:table-cell table:style-name="ce28" office:value-type="float" office:value="345" calcext:value-type="float">
            <text:p><text:s/>345 </text:p>
          </table:table-cell>
          <table:table-cell table:style-name="ce28" office:value-type="float" office:value="150" calcext:value-type="float">
            <text:p><text:s/>150 </text:p>
          </table:table-cell>
          <table:table-cell table:style-name="ce28" office:value-type="float" office:value="24" calcext:value-type="float">
            <text:p><text:s/>24 </text:p>
          </table:table-cell>
          <table:table-cell table:style-name="ce28" office:value-type="float" office:value="9" calcext:value-type="float">
            <text:p><text:s/>9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3238" calcext:value-type="float">
            <text:p><text:s/>83,238 </text:p>
          </table:table-cell>
          <table:table-cell table:style-name="ce28" office:value-type="float" office:value="416" calcext:value-type="float">
            <text:p><text:s/>416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2030" calcext:value-type="float">
            <text:p><text:s/>82,030 </text:p>
          </table:table-cell>
          <table:table-cell table:style-name="ce28" office:value-type="float" office:value="77" calcext:value-type="float">
            <text:p><text:s/>77 </text:p>
          </table:table-cell>
          <table:table-cell table:style-name="ce28" office:value-type="float" office:value="629" calcext:value-type="float">
            <text:p><text:s/>629 </text:p>
          </table:table-cell>
          <table:table-cell table:style-name="ce28" office:value-type="float" office:value="134" calcext:value-type="float">
            <text:p><text:s/>134 </text:p>
          </table:table-cell>
          <table:table-cell table:style-name="ce28" office:value-type="float" office:value="784" calcext:value-type="float">
            <text:p><text:s/>784 </text:p>
          </table:table-cell>
          <table:table-cell table:style-name="ce28" office:value-type="float" office:value="579" calcext:value-type="float">
            <text:p><text:s/>579 </text:p>
          </table:table-cell>
          <table:table-cell table:style-name="ce28" office:value-type="float" office:value="205" calcext:value-type="float">
            <text:p><text:s/>205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1554" calcext:value-type="float">
            <text:p><text:s/>1,554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28" office:value-type="float" office:value="1494" calcext:value-type="float">
            <text:p><text:s/>1,494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52" calcext:value-type="float">
            <text:p><text:s/>52 </text:p>
          </table:table-cell>
          <table:table-cell table:style-name="ce28" office:value-type="float" office:value="0" calcext:value-type="float">
            <text:p><text:s/>- </text:p>
          </table:table-cell>
          <table:table-cell table:number-columns-repeated="2" table:style-name="ce28" office:value-type="float" office:value="8" calcext:value-type="float">
            <text:p><text:s/>8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554" calcext:value-type="float">
            <text:p><text:s/>1,55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1494" calcext:value-type="float">
            <text:p><text:s/>1,49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2" calcext:value-type="float">
            <text:p><text:s/>52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8" calcext:value-type="float">
            <text:p><text:s/>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0" calcext:value-type="float">
            <text:p><text:s/>- </text:p>
          </table:table-cell>
          <table:table-cell table:number-columns-repeated="1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03違章拆除" style:display-name="PageStyle_9603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7-08-10T09:25:35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